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PropertyMap.ResolvePropertyMap( Project project , GetProperty master , Collection expan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PropertyMap.get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lvePropertyMap.resolveAllProperties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